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officeooo:rsid="00079721" officeooo:paragraph-rsid="00079721"/>
    </style:style>
    <style:style style:name="P2" style:family="paragraph" style:parent-style-name="Standard" style:list-style-name="L1">
      <style:text-properties style:font-name="Ubuntu Mono" officeooo:rsid="000ca282" officeooo:paragraph-rsid="000ca282"/>
    </style:style>
    <style:style style:name="P3" style:family="paragraph" style:parent-style-name="Standard" style:list-style-name="L1">
      <style:text-properties style:font-name="Ubuntu Mono" officeooo:rsid="000f32e4" officeooo:paragraph-rsid="000f32e4"/>
    </style:style>
    <style:style style:name="P4" style:family="paragraph" style:parent-style-name="Standard" style:list-style-name="L1">
      <style:text-properties style:font-name="Ubuntu Mono" officeooo:rsid="000fbb1e" officeooo:paragraph-rsid="000fbb1e"/>
    </style:style>
    <style:style style:name="P5" style:family="paragraph" style:parent-style-name="Standard" style:list-style-name="L1">
      <style:text-properties style:font-name="Ubuntu Mono" officeooo:rsid="00116f67" officeooo:paragraph-rsid="00116f67"/>
    </style:style>
    <style:style style:name="P6" style:family="paragraph" style:parent-style-name="Standard" style:list-style-name="L1">
      <style:text-properties style:font-name="Ubuntu Mono" officeooo:rsid="00142e06" officeooo:paragraph-rsid="00142e06"/>
    </style:style>
    <style:style style:name="P7" style:family="paragraph" style:parent-style-name="Standard" style:list-style-name="L1">
      <style:text-properties style:font-name="Ubuntu Mono" officeooo:rsid="0014519e" officeooo:paragraph-rsid="0014519e"/>
    </style:style>
    <style:style style:name="P8" style:family="paragraph" style:parent-style-name="Standard">
      <style:text-properties style:font-name="Ubuntu Mono" officeooo:rsid="0014519e" officeooo:paragraph-rsid="0014519e"/>
    </style:style>
    <style:style style:name="P9" style:family="paragraph" style:parent-style-name="Standard">
      <style:text-properties style:font-name="Ubuntu Mono" officeooo:rsid="001cd9dd" officeooo:paragraph-rsid="001cd9dd"/>
    </style:style>
    <style:style style:name="P10" style:family="paragraph" style:parent-style-name="Standard">
      <style:text-properties style:font-name="Ubuntu Mono" officeooo:rsid="0023e756" officeooo:paragraph-rsid="0023e756"/>
    </style:style>
    <style:style style:name="T1" style:family="text">
      <style:text-properties officeooo:rsid="0008965d"/>
    </style:style>
    <style:style style:name="T2" style:family="text">
      <style:text-properties officeooo:rsid="000a8e60"/>
    </style:style>
    <style:style style:name="T3" style:family="text">
      <style:text-properties officeooo:rsid="000e03c4"/>
    </style:style>
    <style:style style:name="T4" style:family="text">
      <style:text-properties officeooo:rsid="000f63be"/>
    </style:style>
    <style:style style:name="T5" style:family="text">
      <style:text-properties officeooo:rsid="0012084e"/>
    </style:style>
    <style:style style:name="T6" style:family="text">
      <style:text-properties officeooo:rsid="001399aa"/>
    </style:style>
    <style:style style:name="T7" style:family="text">
      <style:text-properties officeooo:rsid="0016eda9"/>
    </style:style>
    <style:style style:name="T8" style:family="text">
      <style:text-properties fo:color="#ce181e"/>
    </style:style>
    <style:style style:name="T9" style:family="text">
      <style:text-properties fo:color="#ce181e" officeooo:rsid="00280d23"/>
    </style:style>
    <style:style style:name="T10" style:family="text">
      <style:text-properties officeooo:rsid="001c2c91"/>
    </style:style>
    <style:style style:name="T11" style:family="text">
      <style:text-properties officeooo:rsid="001d908c"/>
    </style:style>
    <style:style style:name="T12" style:family="text">
      <style:text-properties officeooo:rsid="001e6884"/>
    </style:style>
    <style:style style:name="T13" style:family="text">
      <style:text-properties officeooo:rsid="00251eaf"/>
    </style:style>
    <style:style style:name="T14" style:family="text">
      <style:text-properties officeooo:rsid="00280d2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<text:span text:style-name="T8">user story </text:span>is a very high-level definition of a requirement, containing just enough information so that the developers can produce a reasonable estimate of the effort to implement it. <text:span text:style-name="T1">User story</text:span> is a reminder <text:span text:style-name="T2">of the</text:span> conversation with your customer.</text:p>
      <text:list xml:id="list3224971411" text:style-name="L1">
        <text:list-item>
          <text:p text:style-name="P2">Stakeholders write the user stories, <text:span text:style-name="T3">not the developers.</text:span></text:p>
        </text:list-item>
        <text:list-item>
          <text:p text:style-name="P3">User stories are often written on <text:span text:style-name="T4">the </text:span>index cards.</text:p>
        </text:list-item>
        <text:list-item>
          <text:p text:style-name="P4">Stories can be used to describe a wide variety of requirements types.</text:p>
        </text:list-item>
        <text:list-item>
          <text:p text:style-name="P5"><text:span text:style-name="T5">Estimate for</text:span> the developers’ effort to implement the user story. <text:span text:style-name="T6">How long it will take a pair of the programmers to implement that user story.</text:span></text:p>
        </text:list-item>
        <text:list-item>
          <text:p text:style-name="P6"><text:span text:style-name="T10">I</text:span>ndicate the priority. </text:p>
        </text:list-item>
        <text:list-item>
          <text:p text:style-name="P7">Card also includes a unique identifier for the user story. <text:span text:style-name="T7">It is important if you need to maintain some sort on the user stories.</text:span></text:p>
        </text:list-item>
      </text:list>
      <text:p text:style-name="P8"/>
      <text:p text:style-name="P8"/>
      <text:p text:style-name="P9"><text:span text:style-name="T8">Priority:</text:span> Requirements, include testing activities, developers’ efforts are pr<text:span text:style-name="T11">i</text:span>oritized <text:span text:style-name="T12">by the Stakeholder and added to the stack. (eg: low, medium, high)</text:span></text:p>
      <text:p text:style-name="P8"/>
      <text:p text:style-name="P8"/>
      <text:p text:style-name="P8"><text:span text:style-name="T8">Epics </text:span>are large stories, typically ones which are too big to implement in a single iteration and therefore they need to parse into smaller user stories at some point.</text:p>
      <text:p text:style-name="P8"/>
      <text:p text:style-name="P10"><text:span text:style-name="T14">Stakeholder estimates </text:span><text:span text:style-name="T9">efforts</text:span><text:span text:style-name="T14"> of the developers for each user story. </text:span>Developers are responsible <text:span text:style-name="T13">for estimating the effort required to implement the things which they will work 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06:00:38.406543623</meta:creation-date>
    <dc:date>2019-01-16T06:42:13.162836957</dc:date>
    <meta:editing-duration>PT41M16S</meta:editing-duration>
    <meta:editing-cycles>40</meta:editing-cycles>
    <meta:generator>LibreOffice/6.1.2.1$Linux_X86_64 LibreOffice_project/10$Build-1</meta:generator>
    <meta:document-statistic meta:table-count="0" meta:image-count="0" meta:object-count="0" meta:page-count="1" meta:paragraph-count="10" meta:word-count="205" meta:character-count="1230" meta:non-whitespace-character-count="1040"/>
  </office:meta>
</office:document-meta>
</file>